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list-style-name="L1"/>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style:font-name="Arial"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EMO</text:span></text:p>
      <text:p text:style-name="Standard"/>
      <text:p text:style-name="Standard">September 12, 2006</text:p>
      <text:p text:style-name="Standard"/>
      <text:p text:style-name="Standard">To:<text:tab/><text:tab/>Poline Gertsberg</text:p>
      <text:p text:style-name="Standard">From: <text:tab/><text:tab/>Cameron L. Palmer</text:p>
      <text:p text:style-name="Standard">Subject:<text:tab/>Feasibility Report for new location</text:p>
      <text:p text:style-name="Standard"/>
      <text:p text:style-name="Standard"/>
      <text:p text:style-name="Standard">You asked me to write a feasibility report to select a new location for our corporate offices. <text:s/>Given the constraints placed on the choice of location, we have found three sites that are suitable for our needs. <text:s/>This report will evaluate the three potential sites and make a recommendation regarding choice of location.</text:p>
      <text:p text:style-name="Standard"/>
      <text:p text:style-name="Standard"/>
      <text:p text:style-name="P2"><text:span text:style-name="T2">Summary of Our Three Options</text:span></text:p>
      <text:p text:style-name="P3"/>
      <text:p text:style-name="Standard">Site 1, at 11717 Grandview, would cost $19 million at a 12% interest rate. This is a four-story building located 12 miles from the current site. The area of the building is 18,000 sq ft, which we can later expand to 21,000 sq ft. The site, located in a beautiful wooded area, includes parking and a warehouse, but no cafeteria. </text:p>
      <text:p text:style-name="Standard"/>
      <text:p text:style-name="Standard">Site 2, at 808 W. Blue Valley, would cost $22 million at a 8.75% interest rate. This is a one-story building located 18 miles from the current site. The area of the building is 21,000 sq ft with limited future expansion. The site, located in a semi-rural area, includes parking, a warehouse, and a full-service cafeteria. </text:p>
      <text:p text:style-name="Standard"/>
      <text:p text:style-name="Standard">Site 3, at 1202 Red Bridge Avenue, would cost $15 million at a 7.5%. interest rate. This is a three-story building located 27 miles from the current site. The area of the building is 23,000 sq ft. The site, located in a heavily industrialized area, includes a large warehouse, parking, and a cafeteria. </text:p>
      <text:p text:style-name="Standard"/>
      <text:p text:style-name="Standard"/>
      <text:p text:style-name="P4">Methods for Evaluating the Options</text:p>
      <text:p text:style-name="P4"/>
      <text:p text:style-name="Standard">To support my recommendation I used the following four criteria:</text:p>
      <text:p text:style-name="Standard"/>
      <text:list text:style-name="L1">
        <text:list-item>
          <text:p text:style-name="P5">Space for further expansion</text:p>
        </text:list-item>
        <text:list-item>
          <text:p text:style-name="P5">Cost</text:p>
        </text:list-item>
        <text:list-item>
          <text:p text:style-name="P5">Location</text:p>
        </text:list-item>
        <text:list-item>
          <text:p text:style-name="P5">Aesthetics</text:p>
        </text:list-item>
      </text:list>
      <text:p text:style-name="Standard"/>
      <text:p text:style-name="Standard">Site 1 is a beautiful location in a wooded area with hiking trails and picnic facilities. This type of setting would likely bolster employee morale and increase productivity. The cost of the building is within our suggested price range of $20 million, but the interest rate is a little high. However, the location has an excellent warehouse, and an unfinished fourth floor that we can complete to expand the square footage by another 3000 sq ft. The owner has offered to perform this expansion at a cost of $4 million. The building is also within the commute distance of 12 miles from our existing site which means we are unlikely to lose employees because of the move. One major drawback is the lack of a cafeteria, though the building next door has food services.</text:p>
      <text:p text:style-name="Standard"/>
      <text:p text:style-name="Standard">Site 2 at $22 million is a little higher than we wanted, but the interest rate is good. This facility only meets our near-term space requirements, which could be a problem in the future. Although the site is reasonably close to our existing facility at 18 miles away, it is farther away than Site 1 and is farther away than our preferred maximum distance of 15 miles. On the upside, this building, unlike Site 1, has a cafeteria. The location is also attractive and should be popular with our employees. The two major drawbacks with this location are the limited expansion of the building and poor parking.</text:p>
      <text:p text:style-name="Standard"/>
      <text:p text:style-name="Standard">Site 3 is almost twice as far from our current location as what we are looking for, and is not a beautiful location. However, it has some other great advantages, offering the largest building, the best warehouse space, the best cafeteria, and, most important, is has the lowest cost.</text:p>
      <text:p text:style-name="Standard"/>
      <text:p text:style-name="Standard"/>
      <text:p text:style-name="Standard"><text:span text:style-name="T3">Recommendation</text:span></text:p>
      <text:p text:style-name="Standard"><text:line-break/>I recommend that we purchase Site 1. The price is excellent and offers 3,000 square feet of future expansion. If we purchase the facility as-is, we can expand it later and at a lower cost than the owner's offer of $4 million. The location and setting of this property will certainly be popular amongst the employees and we should even seen a modest improvement in employee morale and productivity. We cam probably easily mitigate the drawback of the lack of a cafeteria by partnering with the food services <text:s/>located next door. To make the food services accessible in bad weather, we can put in a covered walkway between the two buildings. The preliminary cost estimates for a first-class walkway is $50,000. </text:p>
      <text:p text:style-name="Standard"/>
      <text:p text:style-name="Standard">Although Site 1 is more expensive and has less space than Site 3, Site 1 will certainly be the one that will please our employees the most. Satisfying our employees is our best long-term strategy of ensuring the future of our comp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12T22:31:22</meta:creation-date>
    <dc:date>2006-09-13T00:43:11</dc:date>
    <meta:print-date>2006-09-13T00:41:12</meta:print-date>
    <dc:language>en-US</dc:language>
    <meta:editing-cycles>8</meta:editing-cycles>
    <meta:editing-duration>PT1H22M47S</meta:editing-duration>
    <meta:user-defined meta:name="Info 1"/>
    <meta:user-defined meta:name="Info 2"/>
    <meta:user-defined meta:name="Info 3"/>
    <meta:user-defined meta:name="Info 4"/>
    <meta:document-statistic meta:table-count="0" meta:image-count="0" meta:object-count="0" meta:page-count="2" meta:paragraph-count="22" meta:word-count="729" meta:character-count="4171"/>
  </office:meta>
</office:document-meta>
</file>